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GDT" svg:font-family="AMGDT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13.42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20.5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11.78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ext-properties style:font-name="AMGDT" style:font-name-asian="AMGDT" style:font-name-complex="AMGDT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Cus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iscriminação</text:p>
          </table:table-cell>
          <table:table-cell office:value-type="string" calcext:value-type="string">
            <text:p>unid.</text:p>
          </table:table-cell>
          <table:table-cell office:value-type="string" calcext:value-type="string">
            <text:p>quant.</text:p>
          </table:table-cell>
          <table:table-cell office:value-type="string" calcext:value-type="string">
            <text:p>v. unit.</text:p>
          </table:table-cell>
          <table:table-cell office:value-type="string" calcext:value-type="string">
            <text:p>v. total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one 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ateria selada 12V, 7A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66.9" calcext:value-type="float">
            <text:p>66,9</text:p>
          </table:table-cell>
          <table:table-cell table:formula="of:=[.D3]*[.E3]" office:value-type="float" office:value="66.9" calcext:value-type="float">
            <text:p>66,9</text:p>
          </table:table-cell>
          <table:table-cell table:formula="of:=[.F3]"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ensor p/ porta de aço</text:p>
          </table:table-cell>
          <table:table-cell office:value-type="string" calcext:value-type="string">
            <text:p>un.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,8</text:p>
          </table:table-cell>
          <table:table-cell table:formula="of:=[.D4]*[.E4]" office:value-type="float" office:value="27.6" calcext:value-type="float">
            <text:p>27,6</text:p>
          </table:table-cell>
          <table:table-cell table:formula="of:=[.G3]+[.F4]"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irene piezoelétrica SIR 115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16.61" calcext:value-type="float">
            <text:p>16,61</text:p>
          </table:table-cell>
          <table:table-cell table:formula="of:=[.D5]*[.E5]" office:value-type="float" office:value="16.61" calcext:value-type="float">
            <text:p>16,61</text:p>
          </table:table-cell>
          <table:table-cell table:formula="of:=[.G4]+[.F5]" office:value-type="float" office:value="111.11" calcext:value-type="float">
            <text:p>111,11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Cabo 6 via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589" calcext:value-type="float">
            <text:p>0,59</text:p>
          </table:table-cell>
          <table:table-cell table:formula="of:=[.D6]*[.E6]" office:value-type="float" office:value="11.78" calcext:value-type="float">
            <text:p>11,78</text:p>
          </table:table-cell>
          <table:table-cell table:formula="of:=[.G5]+[.F6]" office:value-type="float" office:value="122.89" calcext:value-type="float">
            <text:p>122,8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asa da robó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6"/>
        </table:table-row>
      </table:table>
      <table:table table:name="Barrament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pino</text:p>
          </table:table-cell>
          <table:table-cell table:style-name="ce1"/>
          <table:table-cell table:style-name="ce1" office:value-type="string" calcext:value-type="string">
            <text:p>pin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2">
          <table:table-cell office:value-type="string" calcext:value-type="string">
            <text:p>Sensor 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nsor 2</text:p>
          </table:table-cell>
        </table:table-row>
        <table:table-row table:style-name="ro1">
          <table:table-cell office:value-type="string" calcext:value-type="string">
            <text:p>Sensor 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nsor 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– RA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sir</text:p>
          </table:table-cell>
          <table:table-cell/>
          <table:table-cell office:value-type="string" calcext:value-type="string">
            <text:p>2 – RA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 – RB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 – RB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9 – RB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6 – RB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13 – RB7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10 – RB4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1 – RB5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12 – RB6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7 – RA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8 – RA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1 – R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– 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 – R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– RA5/MCLR</text:p>
          </table:table-cell>
          <table:table-cell/>
          <table:table-cell office:value-type="string" calcext:value-type="string">
            <text:p>+5,gnd,resset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5 – VSS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6 – RB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7 – RB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8 – RB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9 – RB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0 – RB4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1 – RB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2 – RB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3 – RB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4 – VDD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table:style-name="ce2" office:value-type="string" calcext:value-type="string">
            <text:p>15 – RA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6 – RA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 – RA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 – RA1</text:p>
          </table:table-cell>
          <table:table-cell table:number-columns-repeated="3"/>
        </table:table-row>
      </table:table>
      <table:table table:name="Estado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ariável</text:p>
          </table:table-cell>
          <table:table-cell office:value-type="string" calcext:value-type="string">
            <text:p>Abrev.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m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ech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e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rizador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ati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m cur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ir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[0 .. tmax]</text:p>
          </table:table-cell>
          <table:table-cell office:value-type="string" calcext:value-type="string">
            <text:p>DT = f(estado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melho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d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i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tiv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ess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ermiti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tativ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im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mar" table:style-name="ta1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formula="of:=[$Estado.A1]" office:value-type="string" office:string-value="Variável" calcext:value-type="string">
            <text:p>Variável</text:p>
          </table:table-cell>
          <table:table-cell table:formula="of:=[$Estado.B1]" office:value-type="string" office:string-value="Abrev." calcext:value-type="string">
            <text:p>Abrev.</text:p>
          </table:table-cell>
          <table:table-cell office:value-type="string" calcext:value-type="string">
            <text:p>Estado 0-</text:p>
          </table:table-cell>
          <table:table-cell table:style-name="Default" office:value-type="string" calcext:value-type="string">
            <text:p>ação</text:p>
          </table:table-cell>
          <table:table-cell office:value-type="string" calcext:value-type="string">
            <text:p>Estado 0+</text:p>
          </table:table-cell>
          <table:table-cell office:value-type="string" calcext:value-type="string">
            <text:p>? SR</text:p>
          </table:table-cell>
          <table:table-cell/>
          <table:table-cell office:value-type="string" calcext:value-type="string">
            <text:p>Estado DT-</text:p>
          </table:table-cell>
          <table:table-cell office:value-type="string" calcext:value-type="string">
            <text:p>? SR,T=0</text:p>
          </table:table-cell>
          <table:table-cell/>
          <table:table-cell office:value-type="string" calcext:value-type="string">
            <text:p>Estado DT+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Botão #</text:p>
          </table:table-cell>
          <table:table-cell table:number-columns-repeated="7"/>
        </table:table-row>
        <table:table-row table:style-name="ro1">
          <table:table-cell table:formula="of:=[$Estado.A2]" office:value-type="string" office:string-value="Alarme" calcext:value-type="string">
            <text:p>Alarme</text:p>
          </table:table-cell>
          <table:table-cell table:formula="of:=[$Estado.B2]" office:value-type="string" office:string-value="A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5]" office:value-type="string" office:string-value="Sensor" calcext:value-type="string">
            <text:p>Sensor</text:p>
          </table:table-cell>
          <table:table-cell table:formula="of:=[$Estado.B5]" office:value-type="string" office:string-value="SR" calcext:value-type="string">
            <text:p>SR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6"/>
          <table:table-cell office:value-type="float" office:value="0" calcext:value-type="float">
            <text:p>0</text:p>
          </table:table-cell>
          <table:table-cell/>
          <table:table-cell table:style-name="ce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Estado.A8]" office:value-type="string" office:string-value="Temporizador" calcext:value-type="string">
            <text:p>Temporizador</text:p>
          </table:table-cell>
          <table:table-cell table:formula="of:=[$Estado.B8]" office:value-type="string" office:string-value="Tz" calcext:value-type="string">
            <text:p>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1]" office:value-type="string" office:string-value="Tempo" calcext:value-type="string">
            <text:p>Tempo</text:p>
          </table:table-cell>
          <table:table-cell table:formula="of:=[$Estado.B11]" office:value-type="string" office:string-value="T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4]" office:value-type="string" office:string-value="Intervalo" calcext:value-type="string">
            <text:p>Intervalo</text:p>
          </table:table-cell>
          <table:table-cell table:formula="of:=[$Estado.B14]" office:value-type="string" office:string-value="DT" calcext:value-type="string">
            <text:p>D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string" calcext:value-type="string">
            <text:p>-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aida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irene</text:p>
          </table:table-cell>
        </table:table-row>
        <table:table-row table:style-name="ro1">
          <table:table-cell table:formula="of:=[$Estado.A16]" office:value-type="string" office:string-value="Led vermelho" calcext:value-type="string">
            <text:p>Led vermelho</text:p>
          </table:table-cell>
          <table:table-cell table:formula="of:=[$Estado.B16]" office:value-type="string" office:string-value="LR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[0, 1, 0 ... 0]</text:p>
          </table:table-cell>
          <table:table-cell table:number-columns-repeated="6"/>
        </table:table-row>
        <table:table-row table:style-name="ro1">
          <table:table-cell table:formula="of:=[$Estado.A19]" office:value-type="string" office:string-value="Led verde" calcext:value-type="string">
            <text:p>Led verde</text:p>
          </table:table-cell>
          <table:table-cell table:formula="of:=[$Estado.B19]" office:value-type="string" office:string-value="LG" calcext:value-type="string">
            <text:p>L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Estado.A22]" office:value-type="string" office:string-value="Sirene" calcext:value-type="string">
            <text:p>Sirene</text:p>
          </table:table-cell>
          <table:table-cell table:formula="of:=[$Estado.B22]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Estado.A25]" office:value-type="string" office:string-value="Acesso" calcext:value-type="string">
            <text:p>Acesso</text:p>
          </table:table-cell>
          <table:table-cell table:formula="of:=[$Estado.B25]" office:value-type="string" office:string-value="SN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Estado.A28]" office:value-type="string" office:string-value="Tentativa" calcext:value-type="string">
            <text:p>Tentativa</text:p>
          </table:table-cell>
          <table:table-cell table:formula="of:=[$Estado.B28]" office:value-type="string" office:string-value="i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Planilha5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ce5"/>
        <table:table-column table:style-name="co2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es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Temporizador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pisca</text:p>
          </table:table-cell>
          <table:table-cell office:value-type="string" calcext:value-type="string">
            <text:p>Ação</text:p>
          </table:table-cell>
          <table:table-cell table:style-name="Default"/>
          <table:table-cell office:value-type="string" calcext:value-type="string">
            <text:p>Estado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es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Temporizad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mar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2]" office:value-type="float" office:value="1" calcext:value-type="float">
            <text:p>1</text:p>
          </table:table-cell>
          <table:table-cell table:formula="of:=[.L2]" office:value-type="string" office:string-value="armado" calcext:value-type="string">
            <text:p>armado</text:p>
          </table:table-cell>
          <table:table-cell table:formula="of:=[.M2]" office:value-type="string" office:string-value="aberto" calcext:value-type="string">
            <text:p>aberto</text:p>
          </table:table-cell>
          <table:table-cell table:formula="of:=[.N2]" office:value-type="string" office:string-value="silencioso" calcext:value-type="string">
            <text:p>silencioso</text:p>
          </table:table-cell>
          <table:table-cell table:formula="of:=[.O2]" office:value-type="string" office:string-value="ativo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xpirar tempo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3]" office:value-type="float" office:value="2" calcext:value-type="float">
            <text:p>2</text:p>
          </table:table-cell>
          <table:table-cell table:formula="of:=[.L3]" office:value-type="string" office:string-value="desarmado" calcext:value-type="string">
            <text:p>desarmado</text:p>
          </table:table-cell>
          <table:table-cell table:formula="of:=[.M3]" office:value-type="string" office:string-value="fechado" calcext:value-type="string">
            <text:p>fechado</text:p>
          </table:table-cell>
          <table:table-cell table:formula="of:=[.N3]" office:value-type="string" office:string-value="silencioso" calcext:value-type="string">
            <text:p>silencioso</text:p>
          </table:table-cell>
          <table:table-cell table:formula="of:=[.O3]" office:value-type="string" office:string-value="inativo" calcext:value-type="string">
            <text:p>inat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r</text:p>
          </table:table-cell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L9]" office:value-type="string" office:string-value="armado" calcext:value-type="string">
            <text:p>armado</text:p>
          </table:table-cell>
          <table:table-cell table:formula="of:=[.M9]" office:value-type="string" office:string-value="fechado" calcext:value-type="string">
            <text:p>fechado</text:p>
          </table:table-cell>
          <table:table-cell table:formula="of:=[.N9]" office:value-type="string" office:string-value="silencioso" calcext:value-type="string">
            <text:p>silencioso</text:p>
          </table:table-cell>
          <table:table-cell table:formula="of:=[.O9]" office:value-type="string" office:string-value="inativo" calcext:value-type="string">
            <text:p>inativo</text:p>
          </table:table-cell>
          <table:table-cell table:number-columns-repeated="3"/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7]" office:value-type="float" office:value="4" calcext:value-type="float">
            <text:p>4</text:p>
          </table:table-cell>
          <table:table-cell table:formula="of:=[.L7]" office:value-type="string" office:string-value="armado" calcext:value-type="string">
            <text:p>armado</text:p>
          </table:table-cell>
          <table:table-cell table:formula="of:=[.M7]" office:value-type="string" office:string-value="aberto" calcext:value-type="string">
            <text:p>aberto</text:p>
          </table:table-cell>
          <table:table-cell table:formula="of:=[.N7]" office:value-type="string" office:string-value="disparado" calcext:value-type="string">
            <text:p>disparado</text:p>
          </table:table-cell>
          <table:table-cell table:formula="of:=[.O7]" office:value-type="string" office:string-value="inativo" calcext:value-type="string">
            <text:p>in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16]" office:value-type="float" office:value="5" calcext:value-type="float">
            <text:p>5</text:p>
          </table:table-cell>
          <table:table-cell table:formula="of:=[.L16]" office:value-type="string" office:string-value="armado" calcext:value-type="string">
            <text:p>armado</text:p>
          </table:table-cell>
          <table:table-cell table:formula="of:=[.M16]" office:value-type="string" office:string-value="fechado" calcext:value-type="string">
            <text:p>fechado</text:p>
          </table:table-cell>
          <table:table-cell table:formula="of:=[.N16]" office:value-type="string" office:string-value="disparado" calcext:value-type="string">
            <text:p>disparado</text:p>
          </table:table-cell>
          <table:table-cell table:formula="of:=[.O16]" office:value-type="string" office:string-value="inativo" calcext:value-type="string">
            <text:p>inativ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</table:table>
      <table:table table:name="Planilha6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imulaçã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ocar sen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GDT" svg:font-family="AMGDT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5:25:50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4M21S</meta:editing-duration>
    <meta:editing-cycles>10</meta:editing-cycles>
    <meta:generator>LibreOffice/5.4.4.2$Windows_X86_64 LibreOffice_project/2524958677847fb3bb44820e40380acbe820f960</meta:generator>
    <dc:date>2021-05-06T19:38:10.892000000</dc:date>
    <meta:document-statistic meta:table-count="6" meta:cell-count="439" meta:object-count="0"/>
    <meta:user-defined meta:name="Info 1"/>
    <meta:user-defined meta:name="Info 2"/>
    <meta:user-defined meta:name="Info 3"/>
    <meta:user-defined meta:name="Info 4"/>
  </office:meta>
</office:document-meta>
</file>